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f1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style:text-underline-style="none" officeooo:rsid="00fd8749"/>
    </style:style>
    <style:style style:name="T19" style:family="text">
      <style:text-properties style:font-name="Arial" style:text-underline-style="none" fo:font-weight="bold" officeooo:rsid="00245a79" style:font-weight-asian="bold" style:font-weight-complex="bold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e365d"/>
    </style:style>
    <style:style style:name="T23" style:family="text">
      <style:text-properties officeooo:rsid="0120ec3c"/>
    </style:style>
    <style:style style:name="T24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text-input text:description="&lt;o.partner_shipping_id.title or _('To:') &gt;">Title</text:text-input>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0"><text:span text:style-name="T18"><text:text-input text:description="&lt;_(&quot;VAT no.&quot;)&gt;">VAT no.</text:text-input></text:span><text:span text:style-name="T18">:</text:span><text:span text:style-name="T19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0">[</text:span>%<text:span text:style-name="T20">]</text:span></text:p>
          </table:table-cell>
          <table:table-cell table:style-name="Table2.I2" office:value-type="string">
            <text:p text:style-name="P67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10" table:number-columns-spanned="5" office:value-type="string">
            <text:p text:style-name="P77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7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2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7"><text:span text:style-name="T23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9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8"><text:span text:style-name="T24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5" office:value-type="string">
            <text:p text:style-name="P77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9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3T15:04:08.787371554</dc:date>
    <meta:editing-duration>P1DT19H29M12S</meta:editing-duration>
    <meta:editing-cycles>273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504" meta:character-count="1664" meta:non-whitespace-character-count="1555"/>
  </office:meta>
</office:document-meta>
</file>